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Mono" svg:font-family="'Roboto Mono', monospace"/>
    <style:font-face style:name="arial" svg:font-family="arial" style:font-family-generic="swiss"/>
  </office:font-face-decls>
  <office:automatic-styles>
    <style:style style:name="P1" style:family="paragraph" style:parent-style-name="Standard">
      <loext:graphic-properties draw:fill-gradient-name="gradient" draw:fill-hatch-name="hatch"/>
      <style:paragraph-properties fo:margin-top="0cm" fo:margin-bottom="0cm" style:contextual-spacing="false"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margin-top="0.423cm" fo:margin-bottom="0.423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cm" fo:margin-bottom="0.423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0d3491" style:text-blinking="false" fo:background-color="transparent"/>
    </style:style>
    <style:style style:name="P7" style:family="paragraph" style:parent-style-name="Text_20_body">
      <style:paragraph-properties fo:margin-top="0.423cm" fo:margin-bottom="0.423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0577c4" officeooo:paragraph-rsid="000577c4" style:text-blinking="false" fo:background-color="transparent" style:font-size-asian="11.3500003814697pt" style:font-size-complex="13pt"/>
    </style:style>
    <style:style style:name="P8" style:family="paragraph" style:parent-style-name="Text_20_body">
      <style:paragraph-properties fo:margin-top="0.423cm" fo:margin-bottom="0.423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bold" officeooo:rsid="000577c4" officeooo:paragraph-rsid="000577c4" style:text-blinking="false" fo:background-color="transparent" style:font-size-asian="11.3500003814697pt" style:font-weight-asian="bold" style:font-size-complex="13pt" style:font-weight-complex="bold"/>
    </style:style>
    <style:style style:name="P9"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bold" officeooo:rsid="000577c4" officeooo:paragraph-rsid="000577c4" style:text-blinking="false" fo:background-color="transparent" style:font-size-asian="13pt" style:font-weight-asian="bold" style:font-size-complex="13pt" style:font-weight-complex="bold"/>
    </style:style>
    <style:style style:name="P10" style:family="paragraph" style:parent-style-name="Text_20_body">
      <style:paragraph-properties fo:margin-top="0.423cm" fo:margin-bottom="0.423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bold" style:text-blinking="false" fo:background-color="transparent" style:font-size-asian="13pt" style:font-weight-asian="bold" style:font-size-complex="13pt" style:font-weight-complex="bold"/>
    </style:style>
    <style:style style:name="P11" style:family="paragraph" style:parent-style-name="Text_20_body">
      <style:paragraph-properties fo:margin-top="0.423cm" fo:margin-bottom="0.423cm" style:contextual-spacing="false" fo:line-height="138%" fo:text-align="justify" style:justify-single-word="false" style:writing-mode="lr-tb"/>
    </style:style>
    <style:style style:name="P12" style:family="paragraph" style:parent-style-name="Text_20_body">
      <style:paragraph-properties fo:text-align="justify" style:justify-single-word="false"/>
      <style:text-properties fo:font-size="13pt" fo:font-weight="bold" officeooo:rsid="000577c4" officeooo:paragraph-rsid="000577c4" style:font-size-asian="13pt" style:font-weight-asian="bold" style:font-size-complex="13pt" style:font-weight-complex="bold"/>
    </style:style>
    <style:style style:name="P13" style:family="paragraph" style:parent-style-name="Text_20_body" style:list-style-name="L1">
      <loext:graphic-properties draw:fill="none" draw:fill-color="#ffffff"/>
      <style:paragraph-properties fo:margin-top="0.423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ext_20_body" style:list-style-name="L1">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5" style:family="paragraph" style:parent-style-name="Text_20_body" style:list-style-name="L1">
      <loext:graphic-properties draw:fill="none" draw:fill-color="#ffffff"/>
      <style:paragraph-properties fo:margin-top="0cm" fo:margin-bottom="0.423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list-style-name="L2">
      <loext:graphic-properties draw:fill="none" draw:fill-color="#ffffff"/>
      <style:paragraph-properties fo:margin-top="0.423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style:list-style-name="L2">
      <loext:graphic-properties draw:fill="none" draw:fill-color="#ffffff"/>
      <style:paragraph-properties fo:margin-top="0cm" fo:margin-bottom="0.423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list-style-name="L3">
      <loext:graphic-properties draw:fill="none" draw:fill-color="#ffffff"/>
      <style:paragraph-properties fo:margin-top="0.423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style:list-style-name="L3">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list-style-name="L3">
      <loext:graphic-properties draw:fill="none" draw:fill-color="#ffffff"/>
      <style:paragraph-properties fo:margin-top="0cm" fo:margin-bottom="0.423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ext_20_body" style:list-style-name="L4">
      <loext:graphic-properties draw:fill="none" draw:fill-color="#ffffff"/>
      <style:paragraph-properties fo:margin-top="0.423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2" style:family="paragraph" style:parent-style-name="Text_20_body" style:list-style-name="L4">
      <loext:graphic-properties draw:fill="none" draw:fill-color="#ffffff"/>
      <style:paragraph-properties fo:margin-top="0cm" fo:margin-bottom="0.423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3" style:family="paragraph" style:parent-style-name="Text_20_body" style:list-style-name="L5">
      <loext:graphic-properties draw:fill="none" draw:fill-color="#ffffff"/>
      <style:paragraph-properties fo:margin-top="0.423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4" style:family="paragraph" style:parent-style-name="Text_20_body" style:list-style-name="L5">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5" style:family="paragraph" style:parent-style-name="Text_20_body" style:list-style-name="L5">
      <loext:graphic-properties draw:fill="none" draw:fill-color="#ffffff"/>
      <style:paragraph-properties fo:margin-top="0cm" fo:margin-bottom="0.423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6" style:family="paragraph" style:parent-style-name="Text_20_body" style:list-style-name="L6" style:master-page-name="">
      <loext:graphic-properties draw:fill="none" draw:fill-color="#ffffff" draw:fill-gradient-name="gradient" draw:fill-hatch-name="hatch"/>
      <style:paragraph-properties fo:margin-top="0cm" fo:margin-bottom="0cm" style:contextual-spacing="false" fo:line-height="138%" fo:text-align="justify" style:justify-single-word="false" style:page-number="auto"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7" style:family="paragraph" style:parent-style-name="Text_20_body" style:list-style-name="L6">
      <loext:graphic-properties draw:fill="none" draw:fill-color="#ffffff" draw:fill-gradient-name="gradient" draw:fill-hatch-name="hatch"/>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8" style:family="paragraph" style:parent-style-name="Text_20_body">
      <style:paragraph-properties fo:margin-top="0.423cm" fo:margin-bottom="0.423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106292" officeooo:paragraph-rsid="00106292" style:text-blinking="false" fo:background-color="transparent" style:font-size-asian="13pt" style:font-weight-asian="normal" style:font-size-complex="13pt" style:font-weight-complex="normal"/>
    </style:style>
    <style:style style:name="P29" style:family="paragraph" style:parent-style-name="Text_20_body">
      <style:paragraph-properties fo:margin-top="0.423cm" fo:margin-bottom="0.423cm" style:contextual-spacing="false" fo:line-height="138%" fo:text-align="end" style:justify-single-word="false" style:writing-mode="lr-tb"/>
      <style:text-properties fo:font-variant="normal" fo:text-transform="none" fo:color="#000000" loext:opacity="100%" style:text-line-through-style="none" style:text-line-through-type="none" style:font-name="Arial" fo:font-size="12pt" fo:font-style="italic" style:text-underline-style="none" fo:font-weight="normal" officeooo:rsid="00105ce2" officeooo:paragraph-rsid="00105ce2" style:text-blinking="false" fo:background-color="transparent" style:font-size-asian="10.5pt" style:font-style-asian="italic" style:font-weight-asian="normal" style:font-size-complex="12pt" style:font-style-complex="italic" style:font-weight-complex="normal"/>
    </style:style>
    <style:style style:name="P30" style:family="paragraph" style:parent-style-name="Text_20_body" style:list-style-name="L6">
      <loext:graphic-properties draw:fill="none" draw:fill-color="#ffffff" draw:fill-gradient-name="gradient" draw:fill-hatch-name="hatch"/>
      <style:paragraph-properties fo:margin-top="0cm" fo:margin-bottom="0cm" style:contextual-spacing="false" fo:line-height="138%" fo:text-align="justify" style:justify-single-word="false" fo:background-color="transparent" fo:padding="0cm" fo:border="none" style:writing-mode="lr-tb"/>
      <style:text-properties style:font-name="arial" fo:font-size="12pt" officeooo:paragraph-rsid="000ee9b2" style:font-size-asian="12pt" style:font-size-complex="12pt"/>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tyle="normal" style:text-underline-style="none" fo:font-weight="normal" officeooo:rsid="000ee9b2" style:text-blinking="false" fo:background-color="transparent" loext:char-shading-value="0"/>
    </style:style>
    <style:style style:name="T4" style:family="text">
      <style:text-properties fo:font-variant="normal" fo:text-transform="none" fo:color="#188038" loext:opacity="100%" style:text-line-through-style="none" style:text-line-through-type="none" style:font-name="Roboto Mono" fo:font-size="11pt" fo:font-style="normal" style:text-underline-style="none" fo:font-weight="normal" style:text-blinking="false" fo:background-color="transparent" loext:char-shading-value="0"/>
    </style:style>
    <style:style style:name="T5" style:family="text">
      <style:text-properties fo:font-variant="normal" fo:text-transform="none" fo:color="#c9211e" loext:opacity="100%" style:text-line-through-style="none" style:text-line-through-type="none" fo:font-style="normal" style:text-underline-style="none" fo:font-weight="normal" officeooo:rsid="000ee9b2" style:text-blinking="false" fo:background-color="transparent" loext:char-shading-value="0"/>
    </style:style>
    <style:style style:name="T6" style:family="text">
      <style:text-properties officeooo:rsid="000577c4"/>
    </style:style>
    <style:style style:name="T7" style:family="text">
      <style:text-properties fo:font-weight="bold" style:font-weight-asian="bold" style:font-weight-complex="bold"/>
    </style:style>
    <style:style style:name="T8" style:family="text">
      <style:text-properties fo:color="#c9211e" loext:opacity="100%"/>
    </style:style>
    <style:style style:name="T9" style:family="text">
      <style:text-properties officeooo:rsid="0009d312"/>
    </style:style>
    <style:style style:name="T10" style:family="text">
      <style:text-properties officeooo:rsid="000d349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BERNARD Quentin &amp; DUBOCAGE Enzo</text:p>
      <text:p text:style-name="P28">Le problème des huit dames </text:p>
      <text:p text:style-name="P8">Introduction : </text:p>
      <text:p text:style-name="P3"><text:bookmark text:name="docs-internal-guid-bac84e03-7fff-488f-1d2e-63cb6e89b3b7"/>Le problème des huit dames est un célèbre problème de placement de pièces d'échecs. L'objectif est de placer huit reines sur un échiquier de 8x8 cases, de sorte qu'aucune reine ne puisse menacer une autre reine. Cela signifie que pour chaque paire de reines, elles ne peuvent pas être sur la même rangée, colonne ou diagonale.</text:p>
      <text:p text:style-name="P3">Le problème des huit dames est intéressant car il met en évidence des concepts clés de l'intelligence artificielle et de l'optimisation, tels que la recherche exhaustive, la recherche <text:span text:style-name="T8">heuristique</text:span> et la programmation par contraintes. C'est également un défi mathématique et de logique intéressant qui a attiré l'attention des mathématiciens et des programmeurs depuis des siècles.</text:p>
      <text:p text:style-name="P3">Il existe plusieurs algorithmes pour résoudre le problème des huit dames, chacun avec ses propres avantages et inconvénients. Dans cette comparaison d'algorithmes, nous allons examiner deux approches différentes pour résoudre ce problème et comparer leurs performances et leur efficacité.</text:p>
      <text:p text:style-name="P7"><text:span text:style-name="T7">Notre algorithme : </text:span><text:s/></text:p>
      <text:p text:style-name="P3"><text:span text:style-name="T6">Notre </text:span>algorithme utilise une approche récursive de recherche de solutions en plaçant une reine sur chaque ligne de l'échiquier, tout en vérifiant que la position actuelle de la reine n'est pas en conflit avec les autres reines déjà placées sur l'échiquier. Il utilise une fonction de vérification isSafe pour vérifier si une reine peut être placée sur une case particulière (row, col) en comparant sa position avec les positions des reines déjà placées. L'algorithme stocke également les solutions dans une liste solutions_list et les compte dans la variable solutions.</text:p>
      <text:p text:style-name="P4">Les avantages de cet algorithme sont :</text:p>
      <text:list xml:id="list1795645853" text:style-name="L1">
        <text:list-item>
          <text:p text:style-name="P13">Il est facile à comprendre et à implémenter.</text:p>
        </text:list-item>
        <text:list-item>
          <text:p text:style-name="P14">Il ne nécessite pas de structure de données supplémentaire pour stocker les solutions.</text:p>
        </text:list-item>
        <text:list-item>
          <text:p text:style-name="P15">Il est efficace pour les problèmes de petite taille, car il évite de stocker toutes les solutions.</text:p>
        </text:list-item>
      </text:list>
      <text:p text:style-name="P3"><text:soft-page-break/>Cependant, il présente également certains inconvénients :</text:p>
      <text:list xml:id="list54015604" text:style-name="L2">
        <text:list-item>
          <text:p text:style-name="P16">Il a une complexité de temps exponentielle O(n!), car il explore toutes les configurations possibles de reines sur l'échiquier.</text:p>
        </text:list-item>
        <text:list-item>
          <text:p text:style-name="P17">Il peut être lent pour les problèmes de grande taille.</text:p>
        </text:list-item>
      </text:list>
      <text:p text:style-name="P8">Algorithme internet : </text:p>
      <text:p text:style-name="P3">L'algorithme <text:span text:style-name="T6">qu’on a trouvé sur internet</text:span> utilise une approche de parcours en largeur (BFS) pour trouver toutes les solutions possibles. Il utilise une <text:span text:style-name="T8">file d'attente</text:span> (queue) pour stocker toutes les configurations possibles de reines sur l'échiquier et les explore une à une. Il ajoute des reines à chaque ligne de l'échiquier, tout en vérifiant qu'il n'y a pas de conflit avec les autres reines. L'algorithme utilise également une fonction de vérification conflict pour vérifier si deux reines sont en conflit. Il stocke toutes les solutions dans une liste solutions et retourne cette liste à la fin de l'exécution.</text:p>
      <text:p text:style-name="P4">Les avantages de cet algorithme sont :</text:p>
      <text:list xml:id="list3647574537" text:style-name="L3">
        <text:list-item>
          <text:p text:style-name="P18">Il utilise une approche plus efficace de parcours en largeur, ce qui le rend plus rapide pour les problèmes de grande taille.</text:p>
        </text:list-item>
        <text:list-item>
          <text:p text:style-name="P19">Il explore uniquement les configurations valides, ce qui réduit le nombre de configurations à explorer.</text:p>
        </text:list-item>
        <text:list-item>
          <text:p text:style-name="P20">Il utilise une structure de données (file d'attente) pour stocker les configurations, ce qui permet de les stocker de manière efficace.</text:p>
        </text:list-item>
      </text:list>
      <text:p text:style-name="P3">Cependant, il présente également certains inconvénients :</text:p>
      <text:list xml:id="list2245072965" text:style-name="L4">
        <text:list-item>
          <text:p text:style-name="P21"><text:span text:style-name="T10">Il inclus </text:span>une complexité de temps exponentielle, bien qu'elle soit légèrement inférieure à celle de l'algorithme 1.</text:p>
        </text:list-item>
        <text:list-item>
          <text:p text:style-name="P22">Il peut nécessiter plus de mémoire que l'algorithme 1 en raison de l'utilisation d'une file d'attente pour stocker les configurations.</text:p>
        </text:list-item>
      </text:list>
      <text:p text:style-name="P2"/>
      <text:p text:style-name="P12">Résumé : </text:p>
      <text:p text:style-name="P3">En termes de complexité, l'algorithme 1 a une complexité de temps exponentielle O(n!), car il explore toutes les configurations possibles de reines sur l'échiquier. L'algorithme 2 a également une complexité exponentielle, mais elle est légèrement moins élevée que celle de l'algorithme 1, car il explore uniquement les configurations valides.</text:p>
      <text:p text:style-name="P11"><text:soft-page-break/><text:span text:style-name="T1">Dans le deuxième algorithme, le type de file utilisé est une file FIFO (first-in, first-out), implémentée à l'aide de la classe Queue fournie par le module </text:span><text:span text:style-name="T4">queue</text:span><text:span text:style-name="T2"> </text:span><text:span text:style-name="T1">de Python. Cela signifie que les éléments sont insérés à la fin de la file et retirés du début de la file, dans l'ordre dans lequel ils ont été insérés. Cette structure de données est appropriée pour la résolution du problème des huit dames avec une recherche en largeur (BFS), car elle explore tous les nœuds d'un niveau avant de passer au niveau suivant, similaire à la façon dont une file fonctionne.</text:span></text:p>
      <text:p text:style-name="P9">Conclusion : </text:p>
      <text:p text:style-name="P5"/>
      <text:p text:style-name="P6">En conclusion <text:span text:style-name="T10">à la lecture de ses deux algorithmes, nous pouvons créer un mixte des deux afin d’avoir le meilleur algorithme possible.</text:span></text:p>
      <text:p text:style-name="P4">Nouvelles fonctionnalités pour obtenir le meilleur algorithme possible :</text:p>
      <text:list xml:id="list2089191545" text:style-name="L5">
        <text:list-item>
          <text:p text:style-name="P23">Utiliser l'approche de <text:span text:style-name="T8">backtracking</text:span> de l'algorithme 1 pour améliorer la performance de l'algorithme 2.</text:p>
        </text:list-item>
        <text:list-item>
          <text:p text:style-name="P24">Utiliser une heuristique pour déterminer l'ordre dans lequel les cases sont testées dans l'algorithme 2 pour améliorer les performances.</text:p>
        </text:list-item>
        <text:list-item>
          <text:p text:style-name="P24">Utiliser l'approche de<text:span text:style-name="T9">s files</text:span> de l'algorithme 2 pour s'assurer que toutes les solutions sont trouvées, sans risque d'en manquer une dans l'algorithme 1.</text:p>
        </text:list-item>
        <text:list-item>
          <text:p text:style-name="P25">Utiliser une <text:span text:style-name="T8">méthode</text:span> de filtrage ou <text:span text:style-name="T8">de pruning</text:span> pour éliminer les solutions symétriques ou <text:span text:style-name="T8">redondantes</text:span> et réduire le temps de calcul</text:p>
        </text:list-item>
      </text:list>
      <text:p text:style-name="P2"/>
      <text:p text:style-name="P10"><text:span text:style-name="T6">L</text:span>es définitions : </text:p>
      <text:list xml:id="list1098404230" text:style-name="L6">
        <text:list-item>
          <text:p text:style-name="P26"><text:span text:style-name="T8">Backtracking</text:span> : Une technique de résolution de problèmes algorithmiques qui consiste à essayer toutes les solutions possibles, en revenant en arrière (backtracking) chaque fois qu'une solution partielle ne peut pas être étendue pour atteindre une solution complète.</text:p>
        </text:list-item>
        <text:list-item>
          <text:p text:style-name="P27"><text:span text:style-name="T8">Heuristique</text:span> : Une méthode qui permet de résoudre un problème de manière plus efficace en utilisant des techniques d'optimisation et de recherche. Cela consiste à choisir les options les plus prometteuses en fonction de certaines règles prédéfinies, ce qui peut conduire à une solution plus rapide et/ou plus efficace.</text:p>
        </text:list-item>
        <text:list-item>
          <text:p text:style-name="P27"><text:span text:style-name="T8">File d'attente</text:span> : Une structure de données dans laquelle les éléments sont ajoutés à la fin et retirés du début, selon le principe FIFO (premier entré, premier sorti).</text:p>
        </text:list-item>
        <text:list-item>
          <text:p text:style-name="P30"><text:span text:style-name="T5">Méthode de pruning </text:span><text:span text:style-name="T3">: </text:span>La méthode de pruning, ou élagage en français, est une technique de compression de modèles d'apprentissage automatique qui consiste à supprimer certaines parties du modèle pour le rendre plus petit et plus efficace.</text:p>
        </text:list-item>
        <text:list-item>
          <text:p text:style-name="P27"><text:span text:style-name="T8">Redondantes</text:span> : Dans le contexte du problème des huit dames, il s'agit de solutions qui sont identiques à une solution existante, en termes de positionnement des reines sur l'échiquier. <text:soft-page-break/>Ces solutions ne fournissent pas d'informations supplémentaires et peuvent être éliminées pour réduire le temps de calcul.</text:p>
        </text:list-item>
      </text:lis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Mono" svg:font-family="'Roboto Mono', monospace"/>
    <style:font-face style:name="arial" svg:font-family="arial" style:font-family-generic="swiss"/>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1T14:28:53.716399744</meta:creation-date>
    <dc:date>2023-04-09T20:51:06.081634468</dc:date>
    <meta:editing-duration>PT25M46S</meta:editing-duration>
    <meta:editing-cycles>6</meta:editing-cycles>
    <meta:generator>LibreOffice/7.3.7.2$Linux_X86_64 LibreOffice_project/30$Build-2</meta:generator>
    <meta:document-statistic meta:table-count="0" meta:image-count="0" meta:object-count="0" meta:page-count="4" meta:paragraph-count="40" meta:word-count="1024" meta:character-count="6485" meta:non-whitespace-character-count="5512"/>
  </office:meta>
</office:document-meta>
</file>